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0000002677C7256ADF60F8552.png" manifest:media-type="image/png"/>
  <manifest:file-entry manifest:full-path="Pictures/100000000000078000000438EA22B62E0A167C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362cm, 4.979cm, 3.177cm, 15.9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5" text:anchor-type="as-char" svg:width="16.492cm" svg:height="12.559cm" draw:z-index="0"><draw:image xlink:href="Pictures/100000000000078000000438EA22B62E0A167C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Picture 33" text:anchor-type="as-char" svg:width="16.193cm" svg:height="7.902cm" draw:z-index="1"><draw:image xlink:href="Pictures/1000000000000510000002677C7256ADF60F85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4:23:45.021857851</meta:creation-date>
    <dc:date>2025-04-09T14:25:44.340851467</dc:date>
    <meta:editing-duration>PT1M59S</meta:editing-duration>
    <meta:editing-cycles>1</meta:editing-cycles>
    <meta:document-statistic meta:table-count="0" meta:image-count="2" meta:object-count="0" meta:page-count="2" meta:paragraph-count="2" meta:word-count="0" meta:character-count="0" meta:non-whitespace-character-count="0"/>
    <meta:generator>LibreOffice/7.3.7.2$Linux_X86_64 LibreOffice_project/30$Build-2</meta:generator>
  </office:meta>
</office:document-meta>
</file>